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draw:fill="none" draw:opacity-name="Transparency_20_2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239cm" svg:height="1.057cm" draw:transform="rotate (0.266337243854284) translate (6.715cm 10.525cm)" svg:viewBox="0 0 7240 1058" svg:d="m0 23843c0 0 2450 668 3676 1002 334 49 680 83 1011 23 902-162 2553-1025 2553-1025">
          <text:p/>
        </draw:path>
        <draw:path draw:style-name="gr2" draw:text-style-name="P1" draw:layer="layout" svg:width="7.239cm" svg:height="1.056cm" draw:transform="rotate (-2.88625098402366) translate (15.6249511876146cm 10.6014297090843cm)" svg:viewBox="0 0 7240 1057" svg:d="m0-28329c0 0 2450 588 3675 923 333 49 680 82 1012 23 902-161 2553-1025 2553-1025">
          <text:p/>
        </draw:path>
        <draw:frame draw:style-name="gr3" draw:layer="layout" svg:width="1.806cm" svg:height="0.962cm" svg:x="14.434cm" svg:y="9.563cm">
          <draw:text-box>
            <text:p>BCS</text:p>
          </draw:text-box>
        </draw:frame>
        <draw:frame draw:style-name="gr3" draw:layer="layout" svg:width="1.806cm" svg:height="0.962cm" svg:x="8.719cm" svg:y="12.103cm">
          <draw:text-box>
            <text:p>BE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9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ojun Zhu</meta:initial-creator>
    <meta:creation-date>2010-10-26T16:00:26</meta:creation-date>
    <dc:date>2010-10-26T16:08:28</dc:date>
    <dc:creator>Guojun Zhu</dc:creator>
    <meta:editing-duration>PT00H08M05S</meta:editing-duration>
    <meta:editing-cycles>1</meta:editing-cycles>
    <meta:document-statistic meta:object-count="4"/>
    <meta:generator>OpenOffice.org/3.2$Unix OpenOffice.org_project/320m18$Build-9502</meta:generator>
  </office:meta>
</office:document-meta>
</file>